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m</mi>
              <mn>1</mn>
            </msub>
            <msub>
              <mrow>
                <mover accent="true">
                  <mi>y</mi>
                  <mo stretchy="false">¨</mo>
                </mover>
              </mrow>
              <mn>1</mn>
            </msub>
            <mrow>
              <mi/>
              <mo stretchy="false">=</mo>
              <mrow>
                <mi/>
                <mo stretchy="false">−</mo>
                <msub>
                  <mi>k</mi>
                  <mn>1</mn>
                </msub>
              </mrow>
            </mrow>
            <msub>
              <mi>y</mi>
              <mn>1</mn>
            </msub>
            <mrow>
              <mi/>
              <mo stretchy="false">−</mo>
              <mi/>
            </mrow>
            <msub>
              <mi>k</mi>
              <mn>12</mn>
            </msub>
            <mrow>
              <mo stretchy="false">(</mo>
              <mrow>
                <msub>
                  <mi>y</mi>
                  <mn>1</mn>
                </msub>
                <mrow>
                  <mi/>
                  <mo stretchy="false">−</mo>
                  <mi/>
                </mrow>
                <msub>
                  <mi>y</mi>
                  <mn>2</mn>
                </msub>
              </mrow>
              <mo stretchy="false">)</mo>
            </mrow>
          </mrow>
        </mtd>
      </mtr>
      <mtr>
        <mtd>
          <mrow>
            <msub>
              <mi>m</mi>
              <mn>2</mn>
            </msub>
            <msub>
              <mrow>
                <mover accent="true">
                  <mi>y</mi>
                  <mo stretchy="false">¨</mo>
                </mover>
              </mrow>
              <mn>2</mn>
            </msub>
            <mrow>
              <mi/>
              <mo stretchy="false">=</mo>
              <mrow>
                <mi/>
                <mo stretchy="false">−</mo>
                <msub>
                  <mi>k</mi>
                  <mn>2</mn>
                </msub>
              </mrow>
            </mrow>
            <msub>
              <mi>y</mi>
              <mn>2</mn>
            </msub>
            <mrow>
              <mi/>
              <mo stretchy="false">+</mo>
              <mi/>
            </mrow>
            <msub>
              <mi>k</mi>
              <mn>12</mn>
            </msub>
            <mrow>
              <mo stretchy="false">(</mo>
              <mrow>
                <msub>
                  <mi>y</mi>
                  <mn>1</mn>
                </msub>
                <mrow>
                  <mi/>
                  <mo stretchy="false">−</mo>
                  <mi/>
                </mrow>
                <msub>
                  <mi>y</mi>
                  <mn>2</mn>
                </msub>
              </mrow>
              <mo stretchy="false">)</mo>
            </mrow>
          </mrow>
        </mtd>
      </mtr>
      <mtr>
        <mtd>
          <mrow/>
        </mtd>
      </mtr>
      <mtr>
        <mtd>
          <mrow>
            <mtext>mit</mtext>
            <msub>
              <mi>y</mi>
              <mi>i</mi>
            </msub>
            <mrow>
              <mi/>
              <mo stretchy="false">=</mo>
              <mi/>
            </mrow>
            <msub>
              <mo stretchy="false">α</mo>
              <mi>i</mi>
            </msub>
            <mi>cos</mi>
            <mo stretchy="false">ω</mo>
            <mi>t</mi>
            <mi/>
            <mi>;</mi>
            <mi/>
            <mi>i</mi>
            <mrow>
              <mi/>
              <mo stretchy="false">=</mo>
              <mi/>
            </mrow>
            <mn>1,</mn>
            <mn>2</mn>
          </mrow>
        </mtd>
      </mtr>
      <mtr>
        <mtd>
          <mrow/>
        </mtd>
      </mtr>
      <mtr>
        <mtd>
          <mrow>
            <mo stretchy="false">↓</mo>
          </mrow>
        </mtd>
      </mtr>
      <mtr>
        <mtd>
          <mrow>
            <mfenced open="(" close=")">
              <mrow>
                <mtable>
                  <mtr>
                    <mtd>
                      <mrow>
                        <msub>
                          <mi>k</mi>
                          <mn>1</mn>
                        </msub>
                        <mrow>
                          <mi/>
                          <mo stretchy="false">+</mo>
                          <mi/>
                        </mrow>
                        <msub>
                          <mi>k</mi>
                          <mn>12</mn>
                        </msub>
                        <mrow>
                          <mi/>
                          <mo stretchy="false">−</mo>
                          <mi/>
                        </mrow>
                        <msub>
                          <mi>m</mi>
                          <mn>1</mn>
                        </msub>
                        <msup>
                          <mo stretchy="false">ω</mo>
                          <mn>2</mn>
                        </msup>
                      </mrow>
                    </mtd>
                    <mtd>
                      <mrow>
                        <mrow>
                          <mo stretchy="false">−</mo>
                          <msub>
                            <mi>k</mi>
                            <mn>12</mn>
                          </msub>
                        </mrow>
                      </mrow>
                    </mtd>
                  </mtr>
                  <mtr>
                    <mtd>
                      <mrow>
                        <mrow>
                          <mo stretchy="false">−</mo>
                          <msub>
                            <mi>k</mi>
                            <mn>12</mn>
                          </msub>
                        </mrow>
                      </mrow>
                    </mtd>
                    <mtd>
                      <mrow>
                        <msub>
                          <mi>k</mi>
                          <mn>2</mn>
                        </msub>
                        <mrow>
                          <mi/>
                          <mo stretchy="false">+</mo>
                          <mi/>
                        </mrow>
                        <msub>
                          <mi>k</mi>
                          <mn>12</mn>
                        </msub>
                        <mrow>
                          <mi/>
                          <mo stretchy="false">−</mo>
                          <mi/>
                        </mrow>
                        <msub>
                          <mi>m</mi>
                          <mn>2</mn>
                        </msub>
                        <msup>
                          <mo stretchy="false">ω</mo>
                          <mn>2</mn>
                        </msup>
                      </mrow>
                    </mtd>
                  </mtr>
                </mtable>
              </mrow>
            </mfenced>
            <mi/>
            <mfenced open="(" close=")">
              <mrow>
                <mtable>
                  <mtr>
                    <mtd>
                      <mrow>
                        <msub>
                          <mo stretchy="false">α</mo>
                          <mn>1</mn>
                        </msub>
                      </mrow>
                    </mtd>
                  </mtr>
                  <mtr>
                    <mtd>
                      <mrow>
                        <msub>
                          <mo stretchy="false">α</mo>
                          <mn>1</mn>
                        </msub>
                      </mrow>
                    </mtd>
                  </mtr>
                </mtable>
              </mrow>
            </mfenced>
            <mrow>
              <mi/>
              <mo stretchy="false">=</mo>
              <mi/>
            </mrow>
            <mfenced open="(" close=")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</mrow>
        </mtd>
      </mtr>
      <mtr>
        <mtd>
          <mrow/>
        </mtd>
      </mtr>
      <mtr>
        <mtd>
          <mrow>
            <mo stretchy="false">↓</mo>
          </mrow>
        </mtd>
      </mtr>
      <mtr>
        <mtd>
          <mrow>
            <msub>
              <mi>x</mi>
              <mn>1</mn>
            </msub>
            <mrow>
              <mo stretchy="false">(</mo>
              <mrow>
                <mi>t</mi>
              </mrow>
              <mo stretchy="false">)</mo>
            </mrow>
            <mrow>
              <mi/>
              <mo stretchy="false">=</mo>
              <mi/>
            </mrow>
            <msub>
              <mi>x</mi>
              <mn>01</mn>
            </msub>
            <mrow>
              <mi/>
              <mo stretchy="false">+</mo>
              <mi/>
            </mrow>
            <mo stretchy="false">α</mo>
            <mi>cos</mi>
            <mrow>
              <mo stretchy="false">(</mo>
              <mrow>
                <msub>
                  <mo stretchy="false">ω</mo>
                  <mrow>
                    <mrow>
                      <mo stretchy="false">−</mo>
                      <mstyle mathsize="10%">
                        <mrow>
                          <mphantom>
                            <mstyle>
                              <mrow>
                                <mn>.</mn>
                              </mrow>
                            </mstyle>
                          </mphantom>
                        </mrow>
                      </mstyle>
                    </mrow>
                  </mrow>
                </msub>
                <mi>t</mi>
                <mrow>
                  <mi/>
                  <mo stretchy="false">+</mo>
                  <mi/>
                </mrow>
                <msub>
                  <mo stretchy="false">ϕ</mo>
                  <mrow>
                    <mrow>
                      <mo stretchy="false">(</mo>
                      <mrow>
                        <mrow>
                          <mo stretchy="false">−</mo>
                          <mstyle mathsize="10%">
                            <mrow>
                              <mphantom>
                                <mstyle>
                                  <mrow>
                                    <mn>.</mn>
                                  </mrow>
                                </mstyle>
                              </mphantom>
                            </mrow>
                          </mstyle>
                        </mrow>
                      </mrow>
                      <mo stretchy="false">)</mo>
                    </mrow>
                  </mrow>
                </msub>
              </mrow>
              <mo stretchy="false">)</mo>
            </mrow>
            <mrow>
              <mi/>
              <mo stretchy="false">+</mo>
              <mi/>
            </mrow>
            <mo stretchy="false">β</mo>
            <mi>cos</mi>
            <mrow>
              <mo stretchy="false">(</mo>
              <mrow>
                <msub>
                  <mo stretchy="false">ω</mo>
                  <mrow>
                    <mrow>
                      <mo stretchy="false">+</mo>
                      <mstyle mathsize="10%">
                        <mrow>
                          <mphantom>
                            <mstyle>
                              <mrow>
                                <mn>.</mn>
                              </mrow>
                            </mstyle>
                          </mphantom>
                        </mrow>
                      </mstyle>
                    </mrow>
                  </mrow>
                </msub>
                <mi>t</mi>
                <mrow>
                  <mi/>
                  <mo stretchy="false">+</mo>
                  <mi/>
                </mrow>
                <msub>
                  <mo stretchy="false">ϕ</mo>
                  <mrow>
                    <mrow>
                      <mo stretchy="false">(</mo>
                      <mrow>
                        <mrow>
                          <mo stretchy="false">+</mo>
                          <mstyle mathsize="10%">
                            <mrow>
                              <mphantom>
                                <mstyle>
                                  <mrow>
                                    <mn>.</mn>
                                  </mrow>
                                </mstyle>
                              </mphantom>
                            </mrow>
                          </mstyle>
                        </mrow>
                      </mrow>
                      <mo stretchy="false">)</mo>
                    </mrow>
                  </mrow>
                </msub>
              </mrow>
              <mo stretchy="false">)</mo>
            </mrow>
          </mrow>
        </mtd>
      </mtr>
      <mtr>
        <mtd>
          <mrow>
            <msub>
              <mi>x</mi>
              <mn>2</mn>
            </msub>
            <mrow>
              <mo stretchy="false">(</mo>
              <mrow>
                <mi>t</mi>
              </mrow>
              <mo stretchy="false">)</mo>
            </mrow>
            <mrow>
              <mi/>
              <mo stretchy="false">=</mo>
              <mi/>
            </mrow>
            <msub>
              <mi>x</mi>
              <mn>02</mn>
            </msub>
            <mrow>
              <mi/>
              <mo stretchy="false">+</mo>
              <mi/>
            </mrow>
            <mo stretchy="false">α</mo>
            <mi>cos</mi>
            <mrow>
              <mo stretchy="false">(</mo>
              <mrow>
                <msub>
                  <mo stretchy="false">ω</mo>
                  <mrow>
                    <mrow>
                      <mo stretchy="false">−</mo>
                      <mstyle mathsize="10%">
                        <mrow>
                          <mphantom>
                            <mstyle>
                              <mrow>
                                <mn>.</mn>
                              </mrow>
                            </mstyle>
                          </mphantom>
                        </mrow>
                      </mstyle>
                    </mrow>
                  </mrow>
                </msub>
                <mi>t</mi>
                <mrow>
                  <mi/>
                  <mo stretchy="false">+</mo>
                  <mi/>
                </mrow>
                <msub>
                  <mo stretchy="false">ϕ</mo>
                  <mrow>
                    <mrow>
                      <mo stretchy="false">(</mo>
                      <mrow>
                        <mrow>
                          <mo stretchy="false">−</mo>
                          <mstyle mathsize="10%">
                            <mrow>
                              <mphantom>
                                <mstyle>
                                  <mrow>
                                    <mn>.</mn>
                                  </mrow>
                                </mstyle>
                              </mphantom>
                            </mrow>
                          </mstyle>
                        </mrow>
                      </mrow>
                      <mo stretchy="false">)</mo>
                    </mrow>
                  </mrow>
                </msub>
              </mrow>
              <mo stretchy="false">)</mo>
            </mrow>
            <mrow>
              <mi/>
              <mo stretchy="false">−</mo>
              <mi/>
            </mrow>
            <mo stretchy="false">β</mo>
            <mi>cos</mi>
            <mrow>
              <mo stretchy="false">(</mo>
              <mrow>
                <msub>
                  <mo stretchy="false">ω</mo>
                  <mrow>
                    <mrow>
                      <mo stretchy="false">+</mo>
                      <mstyle mathsize="10%">
                        <mrow>
                          <mphantom>
                            <mstyle>
                              <mrow>
                                <mn>.</mn>
                              </mrow>
                            </mstyle>
                          </mphantom>
                        </mrow>
                      </mstyle>
                    </mrow>
                  </mrow>
                </msub>
                <mi>t</mi>
                <mrow>
                  <mi/>
                  <mo stretchy="false">+</mo>
                  <mi/>
                </mrow>
                <msub>
                  <mo stretchy="false">ϕ</mo>
                  <mrow>
                    <mrow>
                      <mo stretchy="false">(</mo>
                      <mrow>
                        <mrow>
                          <mo stretchy="false">+</mo>
                          <mstyle mathsize="10%">
                            <mrow>
                              <mphantom>
                                <mstyle>
                                  <mrow>
                                    <mn>.</mn>
                                  </mrow>
                                </mstyle>
                              </mphantom>
                            </mrow>
                          </mstyle>
                        </mrow>
                      </mrow>
                      <mo stretchy="false">)</mo>
                    </mrow>
                  </mrow>
                </msub>
              </mrow>
              <mo stretchy="false">)</mo>
            </mrow>
          </mrow>
        </mtd>
      </mtr>
    </mtable>
    <annotation encoding="StarMath 5.0">m_1 {ddot y} _1 `=` - k_1 y_1 `-` k_12(y_1 `-` y_2) newline
m_2 {ddot y} _2 `=` - k_2 y_2 `+` k_12(y_1 `-` y_2) newline newline
alignc "mit" y_i `=` %ialpha _i cos %iomega t `; ~ i `=` 1, 2 newline
newline downarrow newline
left ( matrix{k_1 `+` k_12 `-` m_1 %iomega ^2 # -k_12 ## -k_12 # k_2 `+` k_12 `-` m_2 %iomega ^2}  right ) ` left ( stack{%ialpha _1 # %ialpha _1} right ) `=` left ( stack{0 # 0} right ) newline newline
downarrow newline
x_1 (t) `=` x_01 `+` %ialpha cos ( %iomega _{- size*0.1 phantom .} t `+` %iphi _{(- size*0.1 phantom .)}) `+` %ibeta cos ( %iomega _{+ size*0.1 phantom .} t `+` %iphi _{(+ size*0.1 phantom .)}) newline
x_2 (t) `=` x_02 `+` %ialpha cos ( %iomega _{- size*0.1 phantom .} t `+` %iphi _{(- size*0.1 phantom .)}) `-` %ibeta cos ( %iomega _{+ size*0.1 phantom .} t `+` %iphi _{(+ size*0.1 phantom .)}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11:32:51.230000000</meta:creation-date>
    <meta:generator>LibreOffice/4.1.4.2$Windows_x86 LibreOffice_project/0a0440ccc0227ad9829de5f46be37cfb6edcf72</meta:generator>
  </office:meta>
</office:document-meta>
</file>